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2/10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VIOLETA RAMIREZ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CONSORCIO AGROVETERINARIO LAS VIOLETAS S.A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IQT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2/10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PORRAS ACOSTA, MOISES GUILLERMO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MESONES PEREZ JIMMY POOL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50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2" office:value-type="string">
            <text:p text:style-name="P9">Cant.Cajas: <text:span text:style-name="T11">50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/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ACL-1157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13:00 P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4:30 P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22T00:34:45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